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7"/>
    <style:style style:name="P16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WW8Num2"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text:tab/><text:tab/><text:span text:style-name="T3">Memória Virtual<text:line-break/> <text:tab/><text:tab/>Caso de Uso: EditarUsuário</text:span></text:p>
      <text:p text:style-name="P8"/>
      <text:h text:style-name="P12" text:outline-level="1">Breve Descrição</text:h>
      <text:p text:style-name="P7"><text:s text:c="4"/>O caso de uso EditarUsuário permite ao usuário editar todos os dados do seu próprio cadastro. Administradores podem editar dados específicos (todos com exceção de login, senha e e-mail) de todos os usuários e o Gerente edita apenas dados específicos de Revisores e catalogadores da Instituição que gerencia . </text:p>
      <text:h text:style-name="P12" text:outline-level="1">Breve Descrição dos Atores</text:h>
      <text:p text:style-name="P7"><text:s text:c="4"/>Usuário: O usuário edita todos os dados do seu próprio cadastro.</text:p>
      <text:p text:style-name="P7"><text:s text:c="4"/>Administradores : Editam dados específicos de todos os usuários.</text:p>
      <text:p text:style-name="P7"><text:s text:c="3"/>Gerentes: Editam dados específicos de Revisores e Catalogadores de sua Instituição.</text:p>
      <text:h text:style-name="P12" text:outline-level="1">Pré-condições </text:h>
      <text:p text:style-name="P7"><text:s text:c="4"/>O usuário está logado no sistema.</text:p>
      <text:h text:style-name="P12" text:outline-level="1">Fluxo Básico de eventos</text:h>
      <text:list xml:id="list30657473" text:style-name="WW8Num7">
        <text:list-item>
          <text:p text:style-name="P16"><text:s text:c="3"/>O usuário seleciona a opção “Editar Usuário”;</text:p>
        </text:list-item>
        <text:list-item>
          <text:p text:style-name="P15"><text:span text:style-name="T4"><text:s text:c="3"/>O sistema </text:span><text:span text:style-name="T5">carrega todos os dados do usuário</text:span><text:span text:style-name="T4"> e de acordo com o nível de permissão do usuário o sistema habilita a opção “Editar outro usuário”;</text:span></text:p>
        </text:list-item>
        <text:list-item>
          <text:p text:style-name="P11"><text:s text:c="3"/>O usuário altera os dados;</text:p>
        </text:list-item>
        <text:list-item>
          <text:p text:style-name="P16"><text:s text:c="3"/>O sistema valida a operação;</text:p>
        </text:list-item>
        <text:list-item>
          <text:p text:style-name="P16"><text:s text:c="3"/>O caso de uso termina.</text:p>
        </text:list-item>
      </text:list>
      <text:h text:style-name="P12" text:outline-level="1">Fluxos Alternativos</text:h>
      <text:h text:style-name="P14" text:outline-level="2" text:is-list-header="true">Fluxo Alternativo 1</text:h>
      <text:p text:style-name="P7">Se no passo 2 do fluxo básico o usuário seleciona a opção “Editar outro usuário”, entao <text:s/></text:p>
      <text:list xml:id="list30664448" text:style-name="WW8Num2">
        <text:list-item>
          <text:p text:style-name="P18">O sistema disponibiliza o ícone <text:s/>“Buscar Usuário” ;</text:p>
        </text:list-item>
        <text:list-item>
          <text:p text:style-name="P18">O usuário pesquisa pelo outro usuário a ser editado;</text:p>
        </text:list-item>
        <text:list-item>
          <text:p text:style-name="P18">O sistema retorna os resultados da busca;</text:p>
        </text:list-item>
        <text:list-item>
          <text:p text:style-name="P18">O usuário seleciona o resultado desejado;</text:p>
        </text:list-item>
        <text:list-item>
          <text:p text:style-name="P17">O sistema carrega os dados que podem ser editados, com exceção do login, senha e e-mail do usuário;</text:p>
        </text:list-item>
        <text:list-item>
          <text:p text:style-name="P18"><text:soft-page-break/>O caso de uso retorna ao passo 3; </text:p>
        </text:list-item>
      </text:list>
      <text:p text:style-name="P9"/>
      <text:list xml:id="list31192458" text:continue-numbering="true" text:style-name="WW8Num2">
        <text:list-header>
          <text:p text:style-name="P19">Fluxo Alternativo 2</text:p>
          <text:list>
            <text:list-item>
              <text:list>
                <text:list-item>
                  <text:list>
                    <text:list-header>
                      <text:p text:style-name="P21"><text:s text:c="13"/><text:span text:style-name="T8">Se no passo 2 do fluxo alternativo 1 o sistema não encontra o usuário a ser edi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0"><text:s text:c="22"/>1. O sistema exibe a mensagem “ Usuário não encontrado ”</text:p>
                                      <text:list>
                                        <text:list-header>
                                          <text:p text:style-name="P22"><text:s text:c="22"/>2. O caso de uso retorna ao passo 1 do fluxo alternativo 1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3">Fluxo Alternativo 3</text:p>
          <text:list>
            <text:list-item>
              <text:list>
                <text:list-header>
                  <text:p text:style-name="P24"><text:span text:style-name="T6"><text:s text:c="10"/></text:span><text:span text:style-name="T5">Se no passo 2 do fluxo alternativo 1 o usuário deseja alterar dados de outro usuário que não tem permissão, entao</text:span></text:p>
                  <text:p text:style-name="P22"><text:s text:c="20"/>1. O sistema exibe a mensagem “Sem permissão para realizar esta operação”;</text:p>
                  <text:p text:style-name="P22"><text:s text:c="20"/>2. O caso de uso retorna ao passo 1 do fluxo alternativo 1.</text:p>
                </text:list-header>
              </text:list>
            </text:list-item>
          </text:list>
        </text:list-header>
      </text:list>
      <text:h text:style-name="P12" text:outline-level="1">Pós-condições</text:h>
      <text:h text:style-name="P13" text:outline-level="2" text:is-list-header="true">Fluxo Básico: Os dados do usuário foram alterados.</text:h>
      <text:p text:style-name="P4"><text:tab/>Fluxo Alternativo 1: Os dados do usuário foram alterados.</text:p>
      <text:p text:style-name="P4"><text:tab/>Fluxo Alternativo 2: A alteração de dados não foi realizada.</text:p>
      <text:p text:style-name="P4"><text:tab/>Fluxo Alternativo 3: A alteração de dados não foi realizada.</text:p>
      <text:h text:style-name="P12" text:outline-level="1">Requisitos especiais</text:h>
      <text:p text:style-name="Standard"><text:span text:style-name="T7"><text:s text:c="13"/></text:span><text:span text:style-name="T4">Performance: A resposta do sistema para a busca do usuário deve ser realizada em até 1 segundo.</text:span></text:p>
      <text:p text:style-name="P7"><text:s text:c="3"/>Requisito de Auditoria: o sistema salva no banco de dados o usuário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22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5</meta:editing-cycles>
    <meta:editing-duration>PT02H56M46S</meta:editing-duration>
    <meta:generator>BrOffice.org/3.2$Win32 OpenOffice.org_project/320m12$Build-9483</meta:generator>
    <dc:date>2010-06-23T11:07:03.57</dc:date>
    <meta:document-statistic meta:table-count="2" meta:image-count="0" meta:object-count="0" meta:page-count="2" meta:paragraph-count="47" meta:word-count="444" meta:character-count="2657"/>
  </office:meta>
</office:document-meta>
</file>